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name="a0e7035" style:parent-style-name="Normal">
      <style:paragraph-properties fo:line-height="100%" fo:margin-bottom="0.0mm"/>
      <style:text-properties fo:color="#7030A0" style:text-underline-style="solid"/>
    </style:style>
    <style:style style:family="table-cell" style:name="a74399b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TableColumn2">
      <style:table-column-properties style:column-width="7.99mm"/>
    </style:style>
    <style:style style:family="table-column" style:name="TableColumn3">
      <style:table-column-properties style:column-width="36.76mm"/>
    </style:style>
    <style:style style:family="table-column" style:name="TableColumn4">
      <style:table-column-properties style:column-width="4.5243in"/>
    </style:style>
    <style:style style:family="table" style:master-page-name="MP0" style:name="Table1">
      <style:table-properties fo:margin-left="0in" style:rel-width="100%" style:width="6.293in" table:align="left"/>
    </style:style>
    <style:style style:family="table-row" style:name="TableRow5">
      <style:table-row-properties/>
    </style:style>
    <style:style style:family="table-cell" style:name="TableCell6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7" style:parent-style-name="Normal">
      <style:paragraph-properties fo:break-before="page" fo:line-height="100%" fo:margin-bottom="0in"/>
    </style:style>
    <style:style style:family="text" style:name="T8" style:parent-style-name="DefaultParagraphFont">
      <style:text-properties fo:color="#FF0000" fo:font-weight="bold" style:font-weight-asian="bold"/>
    </style:style>
    <style:style style:family="table-cell" style:name="TableCell9">
      <style:table-cell-properties fo:background-color="#FF0000" fo:border="0.0007in solid #000000" fo:padding="0.0382in" fo:padding-bottom="0in" fo:padding-left="0.075in" fo:padding-right="0.075in" fo:padding-top="0in" style:writing-mode="lr-tb"/>
    </style:style>
    <style:style style:family="paragraph" style:name="P10" style:parent-style-name="Normal">
      <style:paragraph-properties fo:line-height="100%" fo:margin-bottom="0in"/>
      <style:text-properties fo:color="#00B0F0" fo:font-style="italic" style:font-style-asian="italic"/>
    </style:style>
    <style:style style:family="table-cell" style:name="TableCell11">
      <style:table-cell-properties fo:background-color="#ED7D31" fo:border="0.0069in solid #000000" fo:padding-bottom="0in" fo:padding-left="0.075in" fo:padding-right="0.075in" fo:padding-top="0in" style:writing-mode="lr-tb"/>
    </style:style>
    <style:style style:family="paragraph" style:name="P12" style:parent-style-name="Normal">
      <style:paragraph-properties fo:line-height="100%" fo:margin-bottom="0in"/>
      <style:text-properties fo:color="#7030A0" style:text-underline-mode="continuous" style:text-underline-style="solid" style:text-underline-type="single" style:text-underline-width="auto"/>
    </style:style>
    <style:style style:family="table-column" style:name="a2e4d64">
      <style:table-column-properties style:column-width="115.08mm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a2e4d64"/>
        </table:table-columns>
        <table:table-row table:style-name="TableRow5">
          <table:table-cell table:style-name="TableCell6">
            <text:p text:style-name="P7"><text:span text:style-name="T8">1</text:span></text:p>
          </table:table-cell>
          <table:table-cell table:style-name="TableCell9">
            <text:p text:style-name="P10">2</text:p>
          </table:table-cell>
          <table:table-cell table:style-name="a74399b">
            <text:p text:style-name="a0e7035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7%" fo:margin-bottom="0.1111in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DE" fo:font-size="11pt" fo:font-style="normal" fo:font-variant="normal" fo:font-weight="normal" fo:hyphenate="true" fo:language="de" fo:letter-spacing="normal" fo:text-transform="none" style:country-asian="US" style:country-complex="SA" style:font-name="Calibri" style:font-name-asian="Calibri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3in" fo:page-width="8.26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dc:title/>
    <dc:description/>
    <dc:subject/>
    <meta:initial-creator>Svante Schubert</meta:initial-creator>
    <dc:creator>Svante Schubert</dc:creator>
    <meta:creation-date>2014-03-21T08:52:00Z</meta:creation-date>
    <dc:date>2019-07-23T14:11:24</dc:date>
    <meta:template xlink:href="Normal.dotm" xlink:type="simple"/>
    <meta:editing-cycles>4</meta:editing-cycles>
    <meta:editing-duration>PT0.033S</meta:editing-duration>
    <meta:document-statistic meta:character-count="7" meta:non-whitespace-character-count="7" meta:page-count="1" meta:paragraph-count="1" meta:row-count="1" meta:word-count="1"/>
  </office:meta>
</office:document-meta>
</file>